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<text:tab/><text:tab/><text:tab/><text:span text:style-name="T1">OPERAZIONI ADMIN</text:span></text:p>
      <text:p text:style-name="P3"/>
      <text:list xml:id="list8679144697391421184" text:style-name="L1">
        <text:list-item>
          <text:p text:style-name="P4">Re-inviare e-mail/notifica di invito al campionato.</text:p>
        </text:list-item>
        <text:list-item>
          <text:p text:style-name="P4">Creare/Aggiornare Rose dei partecipanti.</text:p>
        </text:list-item>
        <text:list-item>
          <text:p text:style-name="P4">Inserire/modificare formazione dei partecipanti.</text:p>
        </text:list-item>
        <text:list-item>
          <text:p text:style-name="P4">Inserire documenti di lega.</text:p>
        </text:list-item>
        <text:list-item>
          <text:p text:style-name="P4">Dare il via alle votazioni</text:p>
        </text:list-item>
        <text:list-item>
          <text:p text:style-name="P4">Cambiare admin</text:p>
        </text:list-item>
      </text:list>
      <text:p text:style-name="P2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41S</meta:editing-duration>
    <meta:editing-cycles>9</meta:editing-cycles>
    <meta:generator>OpenOffice/4.0.1$Unix OpenOffice.org_project/401m5$Build-9714</meta:generator>
    <dc:date>2014-08-08T17:21:30</dc:date>
    <dc:creator>Gabriele Barlacchi</dc:creator>
    <meta:document-statistic meta:table-count="0" meta:image-count="0" meta:object-count="0" meta:page-count="1" meta:paragraph-count="7" meta:word-count="33" meta:character-count="238"/>
    <meta:user-defined meta:name="Info 1"/>
    <meta:user-defined meta:name="Info 2"/>
    <meta:user-defined meta:name="Info 3"/>
    <meta:user-defined meta:name="Info 4"/>
  </office:meta>
</office:document-meta>
</file>